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61.2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45.01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76.65pt"/>
    </style:style>
    <style:style style:name="co24" style:family="table-column">
      <style:table-column-properties fo:break-before="auto" style:column-width="45.75pt"/>
    </style:style>
    <style:style style:name="co25" style:family="table-column">
      <style:table-column-properties fo:break-before="auto" style:column-width="89.01pt"/>
    </style:style>
    <style:style style:name="co26" style:family="table-column">
      <style:table-column-properties fo:break-before="auto" style:column-width="49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99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7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>
            <text:p/>
          </table:table-cell>
          <table:table-cell table:style-name="ce4" table:formula="of:=IF([$'Verde Valley Virus'.B14]=0;&quot;&quot;;[$'Verde Valley Virus'.B14])">
            <text:p/>
          </table:table-cell>
          <table:table-cell table:style-name="ce4" table:formula="of:=IF([$'Verde Valley Virus'.C14]=0;&quot;&quot;;[$'Verde Valley Virus'.C14])">
            <text:p/>
          </table:table-cell>
          <table:table-cell table:style-name="ce4" table:formula="of:=IF([$'Verde Valley Virus'.D14]=0;&quot;&quot;;[$'Verde Valley Virus'.D14])">
            <text:p/>
          </table:table-cell>
          <table:table-cell table:style-name="ce4" table:formula="of:=IF([$'Verde Valley Virus'.E14]=0;&quot;&quot;;[$'Verde Valley Virus'.E14])">
            <text:p/>
          </table:table-cell>
          <table:table-cell table:style-name="ce4" table:formula="of:=IF([$'Verde Valley Virus'.F14]=0;&quot;&quot;;[$'Verde Valley Virus'.F14])">
            <text:p/>
          </table:table-cell>
          <table:table-cell table:style-name="ce4" table:formula="of:=IF([$'Verde Valley Virus'.G14]=0;&quot;&quot;;[$'Verde Valley Virus'.G14])">
            <text:p/>
          </table:table-cell>
          <table:table-cell table:style-name="ce4" table:formula="of:=IF([$'Verde Valley Virus'.H14]=0;&quot;&quot;;[$'Verde Valley Virus'.H14])">
            <text:p/>
          </table:table-cell>
          <table:table-cell table:style-name="ce4" table:formula="of:=IF([$'Verde Valley Virus'.I14]=0;&quot;&quot;;[$'Verde Valley Virus'.I14])">
            <text:p/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>
            <text:p/>
          </table:table-cell>
          <table:table-cell table:style-name="ce4" table:formula="of:=IF([$'Verde Valley Virus'.B15]=0;&quot;&quot;;[$'Verde Valley Virus'.B15])">
            <text:p/>
          </table:table-cell>
          <table:table-cell table:style-name="ce4" table:formula="of:=IF([$'Verde Valley Virus'.C15]=0;&quot;&quot;;[$'Verde Valley Virus'.C15])">
            <text:p/>
          </table:table-cell>
          <table:table-cell table:style-name="ce4" table:formula="of:=IF([$'Verde Valley Virus'.D15]=0;&quot;&quot;;[$'Verde Valley Virus'.D15])">
            <text:p/>
          </table:table-cell>
          <table:table-cell table:style-name="ce4" table:formula="of:=IF([$'Verde Valley Virus'.E15]=0;&quot;&quot;;[$'Verde Valley Virus'.E15])">
            <text:p/>
          </table:table-cell>
          <table:table-cell table:style-name="ce4" table:formula="of:=IF([$'Verde Valley Virus'.F15]=0;&quot;&quot;;[$'Verde Valley Virus'.F15])">
            <text:p/>
          </table:table-cell>
          <table:table-cell table:style-name="ce4" table:formula="of:=IF([$'Verde Valley Virus'.G15]=0;&quot;&quot;;[$'Verde Valley Virus'.G15])">
            <text:p/>
          </table:table-cell>
          <table:table-cell table:style-name="ce4" table:formula="of:=IF([$'Verde Valley Virus'.H15]=0;&quot;&quot;;[$'Verde Valley Virus'.H15])">
            <text:p/>
          </table:table-cell>
          <table:table-cell table:style-name="ce4" table:formula="of:=IF([$'Verde Valley Virus'.I15]=0;&quot;&quot;;[$'Verde Valley Virus'.I15])">
            <text:p/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>
            <text:p/>
          </table:table-cell>
          <table:table-cell table:style-name="ce4" table:formula="of:=IF([$'Verde Valley Virus'.B16]=0;&quot;&quot;;[$'Verde Valley Virus'.B16])">
            <text:p/>
          </table:table-cell>
          <table:table-cell table:style-name="ce4" table:formula="of:=IF([$'Verde Valley Virus'.C16]=0;&quot;&quot;;[$'Verde Valley Virus'.C16])">
            <text:p/>
          </table:table-cell>
          <table:table-cell table:style-name="ce4" table:formula="of:=IF([$'Verde Valley Virus'.D16]=0;&quot;&quot;;[$'Verde Valley Virus'.D16])">
            <text:p/>
          </table:table-cell>
          <table:table-cell table:style-name="ce4" table:formula="of:=IF([$'Verde Valley Virus'.E16]=0;&quot;&quot;;[$'Verde Valley Virus'.E16])">
            <text:p/>
          </table:table-cell>
          <table:table-cell table:style-name="ce4" table:formula="of:=IF([$'Verde Valley Virus'.F16]=0;&quot;&quot;;[$'Verde Valley Virus'.F16])">
            <text:p/>
          </table:table-cell>
          <table:table-cell table:style-name="ce4" table:formula="of:=IF([$'Verde Valley Virus'.G16]=0;&quot;&quot;;[$'Verde Valley Virus'.G16])">
            <text:p/>
          </table:table-cell>
          <table:table-cell table:style-name="ce4" table:formula="of:=IF([$'Verde Valley Virus'.H16]=0;&quot;&quot;;[$'Verde Valley Virus'.H16])">
            <text:p/>
          </table:table-cell>
          <table:table-cell table:style-name="ce4" table:formula="of:=IF([$'Verde Valley Virus'.I16]=0;&quot;&quot;;[$'Verde Valley Virus'.I16])">
            <text:p/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7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J14]=0;&quot;&quot;;[$'Verde Valley Virus'.J14])">
            <text:p/>
          </table:table-cell>
          <table:table-cell table:formula="of:=IF([$'Verde Valley Virus'.K14]=0;&quot;&quot;;[$'Verde Valley Virus'.K14])">
            <text:p/>
          </table:table-cell>
          <table:table-cell table:formula="of:=IF([$'Verde Valley Virus'.L14]=0;&quot;&quot;;[$'Verde Valley Virus'.L1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J15]=0;&quot;&quot;;[$'Verde Valley Virus'.J15])">
            <text:p/>
          </table:table-cell>
          <table:table-cell table:formula="of:=IF([$'Verde Valley Virus'.K15]=0;&quot;&quot;;[$'Verde Valley Virus'.K15])">
            <text:p/>
          </table:table-cell>
          <table:table-cell table:formula="of:=IF([$'Verde Valley Virus'.L15]=0;&quot;&quot;;[$'Verde Valley Virus'.L1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J16]=0;&quot;&quot;;[$'Verde Valley Virus'.J16])">
            <text:p/>
          </table:table-cell>
          <table:table-cell table:formula="of:=IF([$'Verde Valley Virus'.K16]=0;&quot;&quot;;[$'Verde Valley Virus'.K16])">
            <text:p/>
          </table:table-cell>
          <table:table-cell table:formula="of:=IF([$'Verde Valley Virus'.L16]=0;&quot;&quot;;[$'Verde Valley Virus'.L1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100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Bagdad" calcext:value-type="string">
            <text:p>Bagdad</text:p>
          </table:table-cell>
          <table:table-cell table:formula="of:=[$'Verde Valley Virus'.N1]" office:value-type="string" office:string-value="Black Canyon City" calcext:value-type="string">
            <text:p>Black Canyon City</text:p>
          </table:table-cell>
          <table:table-cell table:formula="of:=[$'Verde Valley Virus'.O1]" office:value-type="string" office:string-value="Camp Verde" calcext:value-type="string">
            <text:p>Camp Verde</text:p>
          </table:table-cell>
          <table:table-cell table:formula="of:=[$'Verde Valley Virus'.P1]" office:value-type="string" office:string-value="Chino Valley" calcext:value-type="string">
            <text:p>Chino Valley</text:p>
          </table:table-cell>
          <table:table-cell table:formula="of:=[$'Verde Valley Virus'.Q1]" office:value-type="string" office:string-value="Clarkdale" calcext:value-type="string">
            <text:p>Clarkdale</text:p>
          </table:table-cell>
          <table:table-cell table:formula="of:=[$'Verde Valley Virus'.R1]" office:value-type="string" office:string-value="Congress" calcext:value-type="string">
            <text:p>Congress</text:p>
          </table:table-cell>
          <table:table-cell table:formula="of:=[$'Verde Valley Virus'.S1]" office:value-type="string" office:string-value="Cornville" calcext:value-type="string">
            <text:p>Cornville</text:p>
          </table:table-cell>
          <table:table-cell table:formula="of:=[$'Verde Valley Virus'.T1]" office:value-type="string" office:string-value="Cottonwood" calcext:value-type="string">
            <text:p>Cottonwood</text:p>
          </table:table-cell>
          <table:table-cell table:formula="of:=[$'Verde Valley Virus'.U1]" office:value-type="string" office:string-value="Dewey-Humboldt" calcext:value-type="string">
            <text:p>Dewey-Humboldt</text:p>
          </table:table-cell>
          <table:table-cell table:formula="of:=[$'Verde Valley Virus'.V1]" office:value-type="string" office:string-value="Mayer" calcext:value-type="string">
            <text:p>Mayer</text:p>
          </table:table-cell>
          <table:table-cell table:formula="of:=[$'Verde Valley Virus'.W1]" office:value-type="string" office:string-value="Paulden" calcext:value-type="string">
            <text:p>Paulden</text:p>
          </table:table-cell>
          <table:table-cell table:formula="of:=[$'Verde Valley Virus'.X1]" office:value-type="string" office:string-value="Prescott" calcext:value-type="string">
            <text:p>Prescott</text:p>
          </table:table-cell>
          <table:table-cell table:formula="of:=[$'Verde Valley Virus'.Y1]" office:value-type="string" office:string-value="Prescott Valley" calcext:value-type="string">
            <text:p>Prescott Valley</text:p>
          </table:table-cell>
          <table:table-cell table:formula="of:=[$'Verde Valley Virus'.Z1]" office:value-type="string" office:string-value="Rimrock" calcext:value-type="string">
            <text:p>Rimrock</text:p>
          </table:table-cell>
          <table:table-cell table:formula="of:=[$'Verde Valley Virus'.AA1]" office:value-type="string" office:string-value="Sedona" calcext:value-type="string">
            <text:p>Sedona</text:p>
          </table:table-cell>
          <table:table-cell table:formula="of:=[$'Verde Valley Virus'.AB1]" office:value-type="string" office:string-value="Other Quad-Cities" calcext:value-type="string">
            <text:p>Other Quad-Cities</text:p>
          </table:table-cell>
          <table:table-cell table:formula="of:=[$'Verde Valley Virus'.AC1]" office:value-type="string" office:string-value="Other Verde Valley" calcext:value-type="string">
            <text:p>Other Verde Valley</text:p>
          </table:table-cell>
          <table:table-cell table:formula="of:=[$'Verde Valley Virus'.AD1]" office:value-type="string" office:string-value="Unknown" calcext:value-type="string">
            <text:p>Unknown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 office:value-type="float" office:value="7" calcext:value-type="float">
            <text:p>7</text:p>
          </table:table-cell>
          <table:table-cell table:formula="of:=IF([$'Verde Valley Virus'.O2]=0;&quot;&quot;;[$'Verde Valley Virus'.O2])" office:value-type="float" office:value="44" calcext:value-type="float">
            <text:p>44</text:p>
          </table:table-cell>
          <table:table-cell table:formula="of:=IF([$'Verde Valley Virus'.P2]=0;&quot;&quot;;[$'Verde Valley Virus'.P2])" office:value-type="float" office:value="21" calcext:value-type="float">
            <text:p>21</text:p>
          </table:table-cell>
          <table:table-cell table:formula="of:=IF([$'Verde Valley Virus'.Q2]=0;&quot;&quot;;[$'Verde Valley Virus'.Q2])" office:value-type="float" office:value="12" calcext:value-type="float">
            <text:p>12</text:p>
          </table:table-cell>
          <table:table-cell table:formula="of:=IF([$'Verde Valley Virus'.R2]=0;&quot;&quot;;[$'Verde Valley Virus'.R2])">
            <text:p/>
          </table:table-cell>
          <table:table-cell table:formula="of:=IF([$'Verde Valley Virus'.S2]=0;&quot;&quot;;[$'Verde Valley Virus'.S2])" office:value-type="float" office:value="10" calcext:value-type="float">
            <text:p>10</text:p>
          </table:table-cell>
          <table:table-cell table:formula="of:=IF([$'Verde Valley Virus'.T2]=0;&quot;&quot;;[$'Verde Valley Virus'.T2])" office:value-type="float" office:value="87" calcext:value-type="float">
            <text:p>87</text:p>
          </table:table-cell>
          <table:table-cell table:formula="of:=IF([$'Verde Valley Virus'.U2]=0;&quot;&quot;;[$'Verde Valley Virus'.U2])" office:value-type="float" office:value="22" calcext:value-type="float">
            <text:p>22</text:p>
          </table:table-cell>
          <table:table-cell table:formula="of:=IF([$'Verde Valley Virus'.V2]=0;&quot;&quot;;[$'Verde Valley Virus'.V2])" office:value-type="float" office:value="19" calcext:value-type="float">
            <text:p>19</text:p>
          </table:table-cell>
          <table:table-cell table:formula="of:=IF([$'Verde Valley Virus'.W2]=0;&quot;&quot;;[$'Verde Valley Virus'.W2])" office:value-type="float" office:value="9" calcext:value-type="float">
            <text:p>9</text:p>
          </table:table-cell>
          <table:table-cell table:formula="of:=IF([$'Verde Valley Virus'.X2]=0;&quot;&quot;;[$'Verde Valley Virus'.X2])" office:value-type="float" office:value="109" calcext:value-type="float">
            <text:p>109</text:p>
          </table:table-cell>
          <table:table-cell table:formula="of:=IF([$'Verde Valley Virus'.Y2]=0;&quot;&quot;;[$'Verde Valley Virus'.Y2])" office:value-type="float" office:value="85" calcext:value-type="float">
            <text:p>85</text:p>
          </table:table-cell>
          <table:table-cell table:formula="of:=IF([$'Verde Valley Virus'.Z2]=0;&quot;&quot;;[$'Verde Valley Virus'.Z2])" office:value-type="float" office:value="11" calcext:value-type="float">
            <text:p>11</text:p>
          </table:table-cell>
          <table:table-cell table:formula="of:=IF([$'Verde Valley Virus'.AA2]=0;&quot;&quot;;[$'Verde Valley Virus'.AA2])" office:value-type="float" office:value="44" calcext:value-type="float">
            <text:p>44</text:p>
          </table:table-cell>
          <table:table-cell table:formula="of:=IF([$'Verde Valley Virus'.AB2]=0;&quot;&quot;;[$'Verde Valley Virus'.AB2])" office:value-type="float" office:value="9" calcext:value-type="float">
            <text:p>9</text:p>
          </table:table-cell>
          <table:table-cell table:formula="of:=IF([$'Verde Valley Virus'.AC2]=0;&quot;&quot;;[$'Verde Valley Virus'.AC2])">
            <text:p/>
          </table:table-cell>
          <table:table-cell table:formula="of:=IF([$'Verde Valley Virus'.AD2]=0;&quot;&quot;;[$'Verde Valley Virus'.AD2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 office:value-type="float" office:value="6" calcext:value-type="float">
            <text:p>6</text:p>
          </table:table-cell>
          <table:table-cell table:formula="of:=IF([$'Verde Valley Virus'.O3]=0;&quot;&quot;;[$'Verde Valley Virus'.O3])" office:value-type="float" office:value="49" calcext:value-type="float">
            <text:p>49</text:p>
          </table:table-cell>
          <table:table-cell table:formula="of:=IF([$'Verde Valley Virus'.P3]=0;&quot;&quot;;[$'Verde Valley Virus'.P3])" office:value-type="float" office:value="36" calcext:value-type="float">
            <text:p>36</text:p>
          </table:table-cell>
          <table:table-cell table:formula="of:=IF([$'Verde Valley Virus'.Q3]=0;&quot;&quot;;[$'Verde Valley Virus'.Q3])" office:value-type="float" office:value="13" calcext:value-type="float">
            <text:p>13</text:p>
          </table:table-cell>
          <table:table-cell table:formula="of:=IF([$'Verde Valley Virus'.R3]=0;&quot;&quot;;[$'Verde Valley Virus'.R3])">
            <text:p/>
          </table:table-cell>
          <table:table-cell table:formula="of:=IF([$'Verde Valley Virus'.S3]=0;&quot;&quot;;[$'Verde Valley Virus'.S3])" office:value-type="float" office:value="12" calcext:value-type="float">
            <text:p>12</text:p>
          </table:table-cell>
          <table:table-cell table:formula="of:=IF([$'Verde Valley Virus'.T3]=0;&quot;&quot;;[$'Verde Valley Virus'.T3])" office:value-type="float" office:value="100" calcext:value-type="float">
            <text:p>100</text:p>
          </table:table-cell>
          <table:table-cell table:formula="of:=IF([$'Verde Valley Virus'.U3]=0;&quot;&quot;;[$'Verde Valley Virus'.U3])" office:value-type="float" office:value="25" calcext:value-type="float">
            <text:p>25</text:p>
          </table:table-cell>
          <table:table-cell table:formula="of:=IF([$'Verde Valley Virus'.V3]=0;&quot;&quot;;[$'Verde Valley Virus'.V3])" office:value-type="float" office:value="23" calcext:value-type="float">
            <text:p>23</text:p>
          </table:table-cell>
          <table:table-cell table:formula="of:=IF([$'Verde Valley Virus'.W3]=0;&quot;&quot;;[$'Verde Valley Virus'.W3])" office:value-type="float" office:value="11" calcext:value-type="float">
            <text:p>11</text:p>
          </table:table-cell>
          <table:table-cell table:formula="of:=IF([$'Verde Valley Virus'.X3]=0;&quot;&quot;;[$'Verde Valley Virus'.X3])" office:value-type="float" office:value="178" calcext:value-type="float">
            <text:p>178</text:p>
          </table:table-cell>
          <table:table-cell table:formula="of:=IF([$'Verde Valley Virus'.Y3]=0;&quot;&quot;;[$'Verde Valley Virus'.Y3])" office:value-type="float" office:value="108" calcext:value-type="float">
            <text:p>108</text:p>
          </table:table-cell>
          <table:table-cell table:formula="of:=IF([$'Verde Valley Virus'.Z3]=0;&quot;&quot;;[$'Verde Valley Virus'.Z3])" office:value-type="float" office:value="11" calcext:value-type="float">
            <text:p>11</text:p>
          </table:table-cell>
          <table:table-cell table:formula="of:=IF([$'Verde Valley Virus'.AA3]=0;&quot;&quot;;[$'Verde Valley Virus'.AA3])" office:value-type="float" office:value="47" calcext:value-type="float">
            <text:p>47</text:p>
          </table:table-cell>
          <table:table-cell table:formula="of:=IF([$'Verde Valley Virus'.AB3]=0;&quot;&quot;;[$'Verde Valley Virus'.AB3])" office:value-type="float" office:value="10" calcext:value-type="float">
            <text:p>10</text:p>
          </table:table-cell>
          <table:table-cell table:formula="of:=IF([$'Verde Valley Virus'.AC3]=0;&quot;&quot;;[$'Verde Valley Virus'.AC3])">
            <text:p/>
          </table:table-cell>
          <table:table-cell table:formula="of:=IF([$'Verde Valley Virus'.AD3]=0;&quot;&quot;;[$'Verde Valley Virus'.AD3]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 office:value-type="float" office:value="8" calcext:value-type="float">
            <text:p>8</text:p>
          </table:table-cell>
          <table:table-cell table:formula="of:=IF([$'Verde Valley Virus'.O4]=0;&quot;&quot;;[$'Verde Valley Virus'.O4])" office:value-type="float" office:value="52" calcext:value-type="float">
            <text:p>52</text:p>
          </table:table-cell>
          <table:table-cell table:formula="of:=IF([$'Verde Valley Virus'.P4]=0;&quot;&quot;;[$'Verde Valley Virus'.P4])" office:value-type="float" office:value="35" calcext:value-type="float">
            <text:p>35</text:p>
          </table:table-cell>
          <table:table-cell table:formula="of:=IF([$'Verde Valley Virus'.Q4]=0;&quot;&quot;;[$'Verde Valley Virus'.Q4])" office:value-type="float" office:value="13" calcext:value-type="float">
            <text:p>13</text:p>
          </table:table-cell>
          <table:table-cell table:formula="of:=IF([$'Verde Valley Virus'.R4]=0;&quot;&quot;;[$'Verde Valley Virus'.R4])">
            <text:p/>
          </table:table-cell>
          <table:table-cell table:formula="of:=IF([$'Verde Valley Virus'.S4]=0;&quot;&quot;;[$'Verde Valley Virus'.S4])" office:value-type="float" office:value="12" calcext:value-type="float">
            <text:p>12</text:p>
          </table:table-cell>
          <table:table-cell table:formula="of:=IF([$'Verde Valley Virus'.T4]=0;&quot;&quot;;[$'Verde Valley Virus'.T4])" office:value-type="float" office:value="104" calcext:value-type="float">
            <text:p>104</text:p>
          </table:table-cell>
          <table:table-cell table:formula="of:=IF([$'Verde Valley Virus'.U4]=0;&quot;&quot;;[$'Verde Valley Virus'.U4])" office:value-type="float" office:value="25" calcext:value-type="float">
            <text:p>25</text:p>
          </table:table-cell>
          <table:table-cell table:formula="of:=IF([$'Verde Valley Virus'.V4]=0;&quot;&quot;;[$'Verde Valley Virus'.V4])" office:value-type="float" office:value="24" calcext:value-type="float">
            <text:p>24</text:p>
          </table:table-cell>
          <table:table-cell table:formula="of:=IF([$'Verde Valley Virus'.W4]=0;&quot;&quot;;[$'Verde Valley Virus'.W4])" office:value-type="float" office:value="11" calcext:value-type="float">
            <text:p>11</text:p>
          </table:table-cell>
          <table:table-cell table:formula="of:=IF([$'Verde Valley Virus'.X4]=0;&quot;&quot;;[$'Verde Valley Virus'.X4])" office:value-type="float" office:value="182" calcext:value-type="float">
            <text:p>182</text:p>
          </table:table-cell>
          <table:table-cell table:formula="of:=IF([$'Verde Valley Virus'.Y4]=0;&quot;&quot;;[$'Verde Valley Virus'.Y4])" office:value-type="float" office:value="117" calcext:value-type="float">
            <text:p>117</text:p>
          </table:table-cell>
          <table:table-cell table:formula="of:=IF([$'Verde Valley Virus'.Z4]=0;&quot;&quot;;[$'Verde Valley Virus'.Z4])" office:value-type="float" office:value="11" calcext:value-type="float">
            <text:p>11</text:p>
          </table:table-cell>
          <table:table-cell table:formula="of:=IF([$'Verde Valley Virus'.AA4]=0;&quot;&quot;;[$'Verde Valley Virus'.AA4])" office:value-type="float" office:value="49" calcext:value-type="float">
            <text:p>49</text:p>
          </table:table-cell>
          <table:table-cell table:formula="of:=IF([$'Verde Valley Virus'.AB4]=0;&quot;&quot;;[$'Verde Valley Virus'.AB4])" office:value-type="float" office:value="10" calcext:value-type="float">
            <text:p>10</text:p>
          </table:table-cell>
          <table:table-cell table:formula="of:=IF([$'Verde Valley Virus'.AC4]=0;&quot;&quot;;[$'Verde Valley Virus'.AC4])" office:value-type="float" office:value="1" calcext:value-type="float">
            <text:p>1</text:p>
          </table:table-cell>
          <table:table-cell table:formula="of:=IF([$'Verde Valley Virus'.AD4]=0;&quot;&quot;;[$'Verde Valley Virus'.AD4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 office:value-type="float" office:value="11" calcext:value-type="float">
            <text:p>11</text:p>
          </table:table-cell>
          <table:table-cell table:formula="of:=IF([$'Verde Valley Virus'.O5]=0;&quot;&quot;;[$'Verde Valley Virus'.O5])" office:value-type="float" office:value="53" calcext:value-type="float">
            <text:p>53</text:p>
          </table:table-cell>
          <table:table-cell table:formula="of:=IF([$'Verde Valley Virus'.P5]=0;&quot;&quot;;[$'Verde Valley Virus'.P5])" office:value-type="float" office:value="32" calcext:value-type="float">
            <text:p>32</text:p>
          </table:table-cell>
          <table:table-cell table:formula="of:=IF([$'Verde Valley Virus'.Q5]=0;&quot;&quot;;[$'Verde Valley Virus'.Q5])" office:value-type="float" office:value="21" calcext:value-type="float">
            <text:p>21</text:p>
          </table:table-cell>
          <table:table-cell table:formula="of:=IF([$'Verde Valley Virus'.R5]=0;&quot;&quot;;[$'Verde Valley Virus'.R5])">
            <text:p/>
          </table:table-cell>
          <table:table-cell table:formula="of:=IF([$'Verde Valley Virus'.S5]=0;&quot;&quot;;[$'Verde Valley Virus'.S5])" office:value-type="float" office:value="14" calcext:value-type="float">
            <text:p>14</text:p>
          </table:table-cell>
          <table:table-cell table:formula="of:=IF([$'Verde Valley Virus'.T5]=0;&quot;&quot;;[$'Verde Valley Virus'.T5])" office:value-type="float" office:value="112" calcext:value-type="float">
            <text:p>112</text:p>
          </table:table-cell>
          <table:table-cell table:formula="of:=IF([$'Verde Valley Virus'.U5]=0;&quot;&quot;;[$'Verde Valley Virus'.U5])" office:value-type="float" office:value="28" calcext:value-type="float">
            <text:p>28</text:p>
          </table:table-cell>
          <table:table-cell table:formula="of:=IF([$'Verde Valley Virus'.V5]=0;&quot;&quot;;[$'Verde Valley Virus'.V5])" office:value-type="float" office:value="29" calcext:value-type="float">
            <text:p>29</text:p>
          </table:table-cell>
          <table:table-cell table:formula="of:=IF([$'Verde Valley Virus'.W5]=0;&quot;&quot;;[$'Verde Valley Virus'.W5])" office:value-type="float" office:value="14" calcext:value-type="float">
            <text:p>14</text:p>
          </table:table-cell>
          <table:table-cell table:formula="of:=IF([$'Verde Valley Virus'.X5]=0;&quot;&quot;;[$'Verde Valley Virus'.X5])" office:value-type="float" office:value="183" calcext:value-type="float">
            <text:p>183</text:p>
          </table:table-cell>
          <table:table-cell table:formula="of:=IF([$'Verde Valley Virus'.Y5]=0;&quot;&quot;;[$'Verde Valley Virus'.Y5])" office:value-type="float" office:value="129" calcext:value-type="float">
            <text:p>129</text:p>
          </table:table-cell>
          <table:table-cell table:formula="of:=IF([$'Verde Valley Virus'.Z5]=0;&quot;&quot;;[$'Verde Valley Virus'.Z5])" office:value-type="float" office:value="12" calcext:value-type="float">
            <text:p>12</text:p>
          </table:table-cell>
          <table:table-cell table:formula="of:=IF([$'Verde Valley Virus'.AA5]=0;&quot;&quot;;[$'Verde Valley Virus'.AA5])" office:value-type="float" office:value="56" calcext:value-type="float">
            <text:p>56</text:p>
          </table:table-cell>
          <table:table-cell table:formula="of:=IF([$'Verde Valley Virus'.AB5]=0;&quot;&quot;;[$'Verde Valley Virus'.AB5])" office:value-type="float" office:value="11" calcext:value-type="float">
            <text:p>11</text:p>
          </table:table-cell>
          <table:table-cell table:formula="of:=IF([$'Verde Valley Virus'.AC5]=0;&quot;&quot;;[$'Verde Valley Virus'.AC5])" office:value-type="float" office:value="1" calcext:value-type="float">
            <text:p>1</text:p>
          </table:table-cell>
          <table:table-cell table:formula="of:=IF([$'Verde Valley Virus'.AD5]=0;&quot;&quot;;[$'Verde Valley Virus'.AD5])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 office:value-type="float" office:value="5" calcext:value-type="float">
            <text:p>5</text:p>
          </table:table-cell>
          <table:table-cell table:formula="of:=IF([$'Verde Valley Virus'.N6]=0;&quot;&quot;;[$'Verde Valley Virus'.N6])" office:value-type="float" office:value="11" calcext:value-type="float">
            <text:p>11</text:p>
          </table:table-cell>
          <table:table-cell table:formula="of:=IF([$'Verde Valley Virus'.O6]=0;&quot;&quot;;[$'Verde Valley Virus'.O6])" office:value-type="float" office:value="63" calcext:value-type="float">
            <text:p>63</text:p>
          </table:table-cell>
          <table:table-cell table:formula="of:=IF([$'Verde Valley Virus'.P6]=0;&quot;&quot;;[$'Verde Valley Virus'.P6])" office:value-type="float" office:value="39" calcext:value-type="float">
            <text:p>39</text:p>
          </table:table-cell>
          <table:table-cell table:formula="of:=IF([$'Verde Valley Virus'.Q6]=0;&quot;&quot;;[$'Verde Valley Virus'.Q6])" office:value-type="float" office:value="25" calcext:value-type="float">
            <text:p>25</text:p>
          </table:table-cell>
          <table:table-cell table:formula="of:=IF([$'Verde Valley Virus'.R6]=0;&quot;&quot;;[$'Verde Valley Virus'.R6])">
            <text:p/>
          </table:table-cell>
          <table:table-cell table:formula="of:=IF([$'Verde Valley Virus'.S6]=0;&quot;&quot;;[$'Verde Valley Virus'.S6])" office:value-type="float" office:value="14" calcext:value-type="float">
            <text:p>14</text:p>
          </table:table-cell>
          <table:table-cell table:formula="of:=IF([$'Verde Valley Virus'.T6]=0;&quot;&quot;;[$'Verde Valley Virus'.T6])" office:value-type="float" office:value="120" calcext:value-type="float">
            <text:p>120</text:p>
          </table:table-cell>
          <table:table-cell table:formula="of:=IF([$'Verde Valley Virus'.U6]=0;&quot;&quot;;[$'Verde Valley Virus'.U6])" office:value-type="float" office:value="37" calcext:value-type="float">
            <text:p>37</text:p>
          </table:table-cell>
          <table:table-cell table:formula="of:=IF([$'Verde Valley Virus'.V6]=0;&quot;&quot;;[$'Verde Valley Virus'.V6])" office:value-type="float" office:value="26" calcext:value-type="float">
            <text:p>26</text:p>
          </table:table-cell>
          <table:table-cell table:formula="of:=IF([$'Verde Valley Virus'.W6]=0;&quot;&quot;;[$'Verde Valley Virus'.W6])" office:value-type="float" office:value="15" calcext:value-type="float">
            <text:p>15</text:p>
          </table:table-cell>
          <table:table-cell table:formula="of:=IF([$'Verde Valley Virus'.X6]=0;&quot;&quot;;[$'Verde Valley Virus'.X6])" office:value-type="float" office:value="213" calcext:value-type="float">
            <text:p>213</text:p>
          </table:table-cell>
          <table:table-cell table:formula="of:=IF([$'Verde Valley Virus'.Y6]=0;&quot;&quot;;[$'Verde Valley Virus'.Y6])" office:value-type="float" office:value="187" calcext:value-type="float">
            <text:p>187</text:p>
          </table:table-cell>
          <table:table-cell table:formula="of:=IF([$'Verde Valley Virus'.Z6]=0;&quot;&quot;;[$'Verde Valley Virus'.Z6])" office:value-type="float" office:value="14" calcext:value-type="float">
            <text:p>14</text:p>
          </table:table-cell>
          <table:table-cell table:formula="of:=IF([$'Verde Valley Virus'.AA6]=0;&quot;&quot;;[$'Verde Valley Virus'.AA6])" office:value-type="float" office:value="57" calcext:value-type="float">
            <text:p>57</text:p>
          </table:table-cell>
          <table:table-cell table:formula="of:=IF([$'Verde Valley Virus'.AB6]=0;&quot;&quot;;[$'Verde Valley Virus'.AB6])" office:value-type="float" office:value="8" calcext:value-type="float">
            <text:p>8</text:p>
          </table:table-cell>
          <table:table-cell table:formula="of:=IF([$'Verde Valley Virus'.AC6]=0;&quot;&quot;;[$'Verde Valley Virus'.AC6])" office:value-type="float" office:value="1" calcext:value-type="float">
            <text:p>1</text:p>
          </table:table-cell>
          <table:table-cell table:formula="of:=IF([$'Verde Valley Virus'.AD6]=0;&quot;&quot;;[$'Verde Valley Virus'.AD6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 office:value-type="float" office:value="5" calcext:value-type="float">
            <text:p>5</text:p>
          </table:table-cell>
          <table:table-cell table:formula="of:=IF([$'Verde Valley Virus'.N7]=0;&quot;&quot;;[$'Verde Valley Virus'.N7])" office:value-type="float" office:value="12" calcext:value-type="float">
            <text:p>12</text:p>
          </table:table-cell>
          <table:table-cell table:formula="of:=IF([$'Verde Valley Virus'.O7]=0;&quot;&quot;;[$'Verde Valley Virus'.O7])" office:value-type="float" office:value="62" calcext:value-type="float">
            <text:p>62</text:p>
          </table:table-cell>
          <table:table-cell table:formula="of:=IF([$'Verde Valley Virus'.P7]=0;&quot;&quot;;[$'Verde Valley Virus'.P7])" office:value-type="float" office:value="42" calcext:value-type="float">
            <text:p>42</text:p>
          </table:table-cell>
          <table:table-cell table:formula="of:=IF([$'Verde Valley Virus'.Q7]=0;&quot;&quot;;[$'Verde Valley Virus'.Q7])" office:value-type="float" office:value="26" calcext:value-type="float">
            <text:p>26</text:p>
          </table:table-cell>
          <table:table-cell table:formula="of:=IF([$'Verde Valley Virus'.R7]=0;&quot;&quot;;[$'Verde Valley Virus'.R7])">
            <text:p/>
          </table:table-cell>
          <table:table-cell table:formula="of:=IF([$'Verde Valley Virus'.S7]=0;&quot;&quot;;[$'Verde Valley Virus'.S7])" office:value-type="float" office:value="13" calcext:value-type="float">
            <text:p>13</text:p>
          </table:table-cell>
          <table:table-cell table:formula="of:=IF([$'Verde Valley Virus'.T7]=0;&quot;&quot;;[$'Verde Valley Virus'.T7])" office:value-type="float" office:value="121" calcext:value-type="float">
            <text:p>121</text:p>
          </table:table-cell>
          <table:table-cell table:formula="of:=IF([$'Verde Valley Virus'.U7]=0;&quot;&quot;;[$'Verde Valley Virus'.U7])" office:value-type="float" office:value="40" calcext:value-type="float">
            <text:p>40</text:p>
          </table:table-cell>
          <table:table-cell table:formula="of:=IF([$'Verde Valley Virus'.V7]=0;&quot;&quot;;[$'Verde Valley Virus'.V7])" office:value-type="float" office:value="25" calcext:value-type="float">
            <text:p>25</text:p>
          </table:table-cell>
          <table:table-cell table:formula="of:=IF([$'Verde Valley Virus'.W7]=0;&quot;&quot;;[$'Verde Valley Virus'.W7])" office:value-type="float" office:value="15" calcext:value-type="float">
            <text:p>15</text:p>
          </table:table-cell>
          <table:table-cell table:formula="of:=IF([$'Verde Valley Virus'.X7]=0;&quot;&quot;;[$'Verde Valley Virus'.X7])" office:value-type="float" office:value="220" calcext:value-type="float">
            <text:p>220</text:p>
          </table:table-cell>
          <table:table-cell table:formula="of:=IF([$'Verde Valley Virus'.Y7]=0;&quot;&quot;;[$'Verde Valley Virus'.Y7])" office:value-type="float" office:value="193" calcext:value-type="float">
            <text:p>193</text:p>
          </table:table-cell>
          <table:table-cell table:formula="of:=IF([$'Verde Valley Virus'.Z7]=0;&quot;&quot;;[$'Verde Valley Virus'.Z7])" office:value-type="float" office:value="14" calcext:value-type="float">
            <text:p>14</text:p>
          </table:table-cell>
          <table:table-cell table:formula="of:=IF([$'Verde Valley Virus'.AA7]=0;&quot;&quot;;[$'Verde Valley Virus'.AA7])" office:value-type="float" office:value="59" calcext:value-type="float">
            <text:p>59</text:p>
          </table:table-cell>
          <table:table-cell table:formula="of:=IF([$'Verde Valley Virus'.AB7]=0;&quot;&quot;;[$'Verde Valley Virus'.AB7])" office:value-type="float" office:value="10" calcext:value-type="float">
            <text:p>10</text:p>
          </table:table-cell>
          <table:table-cell table:formula="of:=IF([$'Verde Valley Virus'.AC7]=0;&quot;&quot;;[$'Verde Valley Virus'.AC7])" office:value-type="float" office:value="1" calcext:value-type="float">
            <text:p>1</text:p>
          </table:table-cell>
          <table:table-cell table:formula="of:=IF([$'Verde Valley Virus'.AD7]=0;&quot;&quot;;[$'Verde Valley Virus'.AD7])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 office:value-type="float" office:value="5" calcext:value-type="float">
            <text:p>5</text:p>
          </table:table-cell>
          <table:table-cell table:formula="of:=IF([$'Verde Valley Virus'.N8]=0;&quot;&quot;;[$'Verde Valley Virus'.N8])" office:value-type="float" office:value="12" calcext:value-type="float">
            <text:p>12</text:p>
          </table:table-cell>
          <table:table-cell table:formula="of:=IF([$'Verde Valley Virus'.O8]=0;&quot;&quot;;[$'Verde Valley Virus'.O8])" office:value-type="float" office:value="66" calcext:value-type="float">
            <text:p>66</text:p>
          </table:table-cell>
          <table:table-cell table:formula="of:=IF([$'Verde Valley Virus'.P8]=0;&quot;&quot;;[$'Verde Valley Virus'.P8])" office:value-type="float" office:value="43" calcext:value-type="float">
            <text:p>43</text:p>
          </table:table-cell>
          <table:table-cell table:formula="of:=IF([$'Verde Valley Virus'.Q8]=0;&quot;&quot;;[$'Verde Valley Virus'.Q8])" office:value-type="float" office:value="28" calcext:value-type="float">
            <text:p>28</text:p>
          </table:table-cell>
          <table:table-cell table:formula="of:=IF([$'Verde Valley Virus'.R8]=0;&quot;&quot;;[$'Verde Valley Virus'.R8])">
            <text:p/>
          </table:table-cell>
          <table:table-cell table:formula="of:=IF([$'Verde Valley Virus'.S8]=0;&quot;&quot;;[$'Verde Valley Virus'.S8])" office:value-type="float" office:value="17" calcext:value-type="float">
            <text:p>17</text:p>
          </table:table-cell>
          <table:table-cell table:formula="of:=IF([$'Verde Valley Virus'.T8]=0;&quot;&quot;;[$'Verde Valley Virus'.T8])" office:value-type="float" office:value="130" calcext:value-type="float">
            <text:p>130</text:p>
          </table:table-cell>
          <table:table-cell table:formula="of:=IF([$'Verde Valley Virus'.U8]=0;&quot;&quot;;[$'Verde Valley Virus'.U8])" office:value-type="float" office:value="44" calcext:value-type="float">
            <text:p>44</text:p>
          </table:table-cell>
          <table:table-cell table:formula="of:=IF([$'Verde Valley Virus'.V8]=0;&quot;&quot;;[$'Verde Valley Virus'.V8])" office:value-type="float" office:value="26" calcext:value-type="float">
            <text:p>26</text:p>
          </table:table-cell>
          <table:table-cell table:formula="of:=IF([$'Verde Valley Virus'.W8]=0;&quot;&quot;;[$'Verde Valley Virus'.W8])" office:value-type="float" office:value="15" calcext:value-type="float">
            <text:p>15</text:p>
          </table:table-cell>
          <table:table-cell table:formula="of:=IF([$'Verde Valley Virus'.X8]=0;&quot;&quot;;[$'Verde Valley Virus'.X8])" office:value-type="float" office:value="231" calcext:value-type="float">
            <text:p>231</text:p>
          </table:table-cell>
          <table:table-cell table:formula="of:=IF([$'Verde Valley Virus'.Y8]=0;&quot;&quot;;[$'Verde Valley Virus'.Y8])" office:value-type="float" office:value="197" calcext:value-type="float">
            <text:p>197</text:p>
          </table:table-cell>
          <table:table-cell table:formula="of:=IF([$'Verde Valley Virus'.Z8]=0;&quot;&quot;;[$'Verde Valley Virus'.Z8])" office:value-type="float" office:value="14" calcext:value-type="float">
            <text:p>14</text:p>
          </table:table-cell>
          <table:table-cell table:formula="of:=IF([$'Verde Valley Virus'.AA8]=0;&quot;&quot;;[$'Verde Valley Virus'.AA8])" office:value-type="float" office:value="62" calcext:value-type="float">
            <text:p>62</text:p>
          </table:table-cell>
          <table:table-cell table:formula="of:=IF([$'Verde Valley Virus'.AB8]=0;&quot;&quot;;[$'Verde Valley Virus'.AB8])" office:value-type="float" office:value="10" calcext:value-type="float">
            <text:p>10</text:p>
          </table:table-cell>
          <table:table-cell table:formula="of:=IF([$'Verde Valley Virus'.AC8]=0;&quot;&quot;;[$'Verde Valley Virus'.AC8])" office:value-type="float" office:value="1" calcext:value-type="float">
            <text:p>1</text:p>
          </table:table-cell>
          <table:table-cell table:formula="of:=IF([$'Verde Valley Virus'.AD8]=0;&quot;&quot;;[$'Verde Valley Virus'.AD8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 office:value-type="float" office:value="5" calcext:value-type="float">
            <text:p>5</text:p>
          </table:table-cell>
          <table:table-cell table:formula="of:=IF([$'Verde Valley Virus'.N9]=0;&quot;&quot;;[$'Verde Valley Virus'.N9])" office:value-type="float" office:value="12" calcext:value-type="float">
            <text:p>12</text:p>
          </table:table-cell>
          <table:table-cell table:formula="of:=IF([$'Verde Valley Virus'.O9]=0;&quot;&quot;;[$'Verde Valley Virus'.O9])" office:value-type="float" office:value="66" calcext:value-type="float">
            <text:p>66</text:p>
          </table:table-cell>
          <table:table-cell table:formula="of:=IF([$'Verde Valley Virus'.P9]=0;&quot;&quot;;[$'Verde Valley Virus'.P9])" office:value-type="float" office:value="43" calcext:value-type="float">
            <text:p>43</text:p>
          </table:table-cell>
          <table:table-cell table:formula="of:=IF([$'Verde Valley Virus'.Q9]=0;&quot;&quot;;[$'Verde Valley Virus'.Q9])" office:value-type="float" office:value="28" calcext:value-type="float">
            <text:p>28</text:p>
          </table:table-cell>
          <table:table-cell table:formula="of:=IF([$'Verde Valley Virus'.R9]=0;&quot;&quot;;[$'Verde Valley Virus'.R9])">
            <text:p/>
          </table:table-cell>
          <table:table-cell table:formula="of:=IF([$'Verde Valley Virus'.S9]=0;&quot;&quot;;[$'Verde Valley Virus'.S9])" office:value-type="float" office:value="17" calcext:value-type="float">
            <text:p>17</text:p>
          </table:table-cell>
          <table:table-cell table:formula="of:=IF([$'Verde Valley Virus'.T9]=0;&quot;&quot;;[$'Verde Valley Virus'.T9])" office:value-type="float" office:value="133" calcext:value-type="float">
            <text:p>133</text:p>
          </table:table-cell>
          <table:table-cell table:formula="of:=IF([$'Verde Valley Virus'.U9]=0;&quot;&quot;;[$'Verde Valley Virus'.U9])" office:value-type="float" office:value="44" calcext:value-type="float">
            <text:p>44</text:p>
          </table:table-cell>
          <table:table-cell table:formula="of:=IF([$'Verde Valley Virus'.V9]=0;&quot;&quot;;[$'Verde Valley Virus'.V9])" office:value-type="float" office:value="26" calcext:value-type="float">
            <text:p>26</text:p>
          </table:table-cell>
          <table:table-cell table:formula="of:=IF([$'Verde Valley Virus'.W9]=0;&quot;&quot;;[$'Verde Valley Virus'.W9])" office:value-type="float" office:value="15" calcext:value-type="float">
            <text:p>15</text:p>
          </table:table-cell>
          <table:table-cell table:formula="of:=IF([$'Verde Valley Virus'.X9]=0;&quot;&quot;;[$'Verde Valley Virus'.X9])" office:value-type="float" office:value="237" calcext:value-type="float">
            <text:p>237</text:p>
          </table:table-cell>
          <table:table-cell table:formula="of:=IF([$'Verde Valley Virus'.Y9]=0;&quot;&quot;;[$'Verde Valley Virus'.Y9])" office:value-type="float" office:value="202" calcext:value-type="float">
            <text:p>202</text:p>
          </table:table-cell>
          <table:table-cell table:formula="of:=IF([$'Verde Valley Virus'.Z9]=0;&quot;&quot;;[$'Verde Valley Virus'.Z9])" office:value-type="float" office:value="14" calcext:value-type="float">
            <text:p>14</text:p>
          </table:table-cell>
          <table:table-cell table:formula="of:=IF([$'Verde Valley Virus'.AA9]=0;&quot;&quot;;[$'Verde Valley Virus'.AA9])" office:value-type="float" office:value="61" calcext:value-type="float">
            <text:p>61</text:p>
          </table:table-cell>
          <table:table-cell table:formula="of:=IF([$'Verde Valley Virus'.AB9]=0;&quot;&quot;;[$'Verde Valley Virus'.AB9])" office:value-type="float" office:value="13" calcext:value-type="float">
            <text:p>13</text:p>
          </table:table-cell>
          <table:table-cell table:formula="of:=IF([$'Verde Valley Virus'.AC9]=0;&quot;&quot;;[$'Verde Valley Virus'.AC9])" office:value-type="float" office:value="1" calcext:value-type="float">
            <text:p>1</text:p>
          </table:table-cell>
          <table:table-cell table:formula="of:=IF([$'Verde Valley Virus'.AD9]=0;&quot;&quot;;[$'Verde Valley Virus'.AD9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 office:value-type="float" office:value="5" calcext:value-type="float">
            <text:p>5</text:p>
          </table:table-cell>
          <table:table-cell table:formula="of:=IF([$'Verde Valley Virus'.N10]=0;&quot;&quot;;[$'Verde Valley Virus'.N10])" office:value-type="float" office:value="12" calcext:value-type="float">
            <text:p>12</text:p>
          </table:table-cell>
          <table:table-cell table:formula="of:=IF([$'Verde Valley Virus'.O10]=0;&quot;&quot;;[$'Verde Valley Virus'.O10])" office:value-type="float" office:value="67" calcext:value-type="float">
            <text:p>67</text:p>
          </table:table-cell>
          <table:table-cell table:formula="of:=IF([$'Verde Valley Virus'.P10]=0;&quot;&quot;;[$'Verde Valley Virus'.P10])" office:value-type="float" office:value="44" calcext:value-type="float">
            <text:p>44</text:p>
          </table:table-cell>
          <table:table-cell table:formula="of:=IF([$'Verde Valley Virus'.Q10]=0;&quot;&quot;;[$'Verde Valley Virus'.Q10])" office:value-type="float" office:value="28" calcext:value-type="float">
            <text:p>28</text:p>
          </table:table-cell>
          <table:table-cell table:formula="of:=IF([$'Verde Valley Virus'.R10]=0;&quot;&quot;;[$'Verde Valley Virus'.R10])">
            <text:p/>
          </table:table-cell>
          <table:table-cell table:formula="of:=IF([$'Verde Valley Virus'.S10]=0;&quot;&quot;;[$'Verde Valley Virus'.S10])" office:value-type="float" office:value="17" calcext:value-type="float">
            <text:p>17</text:p>
          </table:table-cell>
          <table:table-cell table:formula="of:=IF([$'Verde Valley Virus'.T10]=0;&quot;&quot;;[$'Verde Valley Virus'.T10])" office:value-type="float" office:value="135" calcext:value-type="float">
            <text:p>135</text:p>
          </table:table-cell>
          <table:table-cell table:formula="of:=IF([$'Verde Valley Virus'.U10]=0;&quot;&quot;;[$'Verde Valley Virus'.U10])" office:value-type="float" office:value="45" calcext:value-type="float">
            <text:p>45</text:p>
          </table:table-cell>
          <table:table-cell table:formula="of:=IF([$'Verde Valley Virus'.V10]=0;&quot;&quot;;[$'Verde Valley Virus'.V10])" office:value-type="float" office:value="28" calcext:value-type="float">
            <text:p>28</text:p>
          </table:table-cell>
          <table:table-cell table:formula="of:=IF([$'Verde Valley Virus'.W10]=0;&quot;&quot;;[$'Verde Valley Virus'.W10])" office:value-type="float" office:value="16" calcext:value-type="float">
            <text:p>16</text:p>
          </table:table-cell>
          <table:table-cell table:formula="of:=IF([$'Verde Valley Virus'.X10]=0;&quot;&quot;;[$'Verde Valley Virus'.X10])" office:value-type="float" office:value="244" calcext:value-type="float">
            <text:p>244</text:p>
          </table:table-cell>
          <table:table-cell table:formula="of:=IF([$'Verde Valley Virus'.Y10]=0;&quot;&quot;;[$'Verde Valley Virus'.Y10])" office:value-type="float" office:value="203" calcext:value-type="float">
            <text:p>203</text:p>
          </table:table-cell>
          <table:table-cell table:formula="of:=IF([$'Verde Valley Virus'.Z10]=0;&quot;&quot;;[$'Verde Valley Virus'.Z10])" office:value-type="float" office:value="14" calcext:value-type="float">
            <text:p>14</text:p>
          </table:table-cell>
          <table:table-cell table:formula="of:=IF([$'Verde Valley Virus'.AA10]=0;&quot;&quot;;[$'Verde Valley Virus'.AA10])" office:value-type="float" office:value="61" calcext:value-type="float">
            <text:p>61</text:p>
          </table:table-cell>
          <table:table-cell table:formula="of:=IF([$'Verde Valley Virus'.AB10]=0;&quot;&quot;;[$'Verde Valley Virus'.AB10])" office:value-type="float" office:value="13" calcext:value-type="float">
            <text:p>13</text:p>
          </table:table-cell>
          <table:table-cell table:formula="of:=IF([$'Verde Valley Virus'.AC10]=0;&quot;&quot;;[$'Verde Valley Virus'.AC10])" office:value-type="float" office:value="1" calcext:value-type="float">
            <text:p>1</text:p>
          </table:table-cell>
          <table:table-cell table:formula="of:=IF([$'Verde Valley Virus'.AD10]=0;&quot;&quot;;[$'Verde Valley Virus'.AD10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M11]=0;&quot;&quot;;[$'Verde Valley Virus'.M11])" office:value-type="float" office:value="6" calcext:value-type="float">
            <text:p>6</text:p>
          </table:table-cell>
          <table:table-cell table:style-name="ce4" table:formula="of:=IF([$'Verde Valley Virus'.N11]=0;&quot;&quot;;[$'Verde Valley Virus'.N11])" office:value-type="float" office:value="14" calcext:value-type="float">
            <text:p>14</text:p>
          </table:table-cell>
          <table:table-cell table:style-name="ce4" table:formula="of:=IF([$'Verde Valley Virus'.O11]=0;&quot;&quot;;[$'Verde Valley Virus'.O11])" office:value-type="float" office:value="71" calcext:value-type="float">
            <text:p>71</text:p>
          </table:table-cell>
          <table:table-cell table:style-name="ce4" table:formula="of:=IF([$'Verde Valley Virus'.P11]=0;&quot;&quot;;[$'Verde Valley Virus'.P11])" office:value-type="float" office:value="48" calcext:value-type="float">
            <text:p>48</text:p>
          </table:table-cell>
          <table:table-cell table:style-name="ce4" table:formula="of:=IF([$'Verde Valley Virus'.Q11]=0;&quot;&quot;;[$'Verde Valley Virus'.Q11])" office:value-type="float" office:value="29" calcext:value-type="float">
            <text:p>29</text:p>
          </table:table-cell>
          <table:table-cell table:style-name="ce4" table:formula="of:=IF([$'Verde Valley Virus'.R11]=0;&quot;&quot;;[$'Verde Valley Virus'.R11])" office:value-type="float" office:value="5" calcext:value-type="float">
            <text:p>5</text:p>
          </table:table-cell>
          <table:table-cell table:style-name="ce4" table:formula="of:=IF([$'Verde Valley Virus'.S11]=0;&quot;&quot;;[$'Verde Valley Virus'.S11])" office:value-type="float" office:value="18" calcext:value-type="float">
            <text:p>18</text:p>
          </table:table-cell>
          <table:table-cell table:style-name="ce4" table:formula="of:=IF([$'Verde Valley Virus'.T11]=0;&quot;&quot;;[$'Verde Valley Virus'.T11])" office:value-type="float" office:value="155" calcext:value-type="float">
            <text:p>155</text:p>
          </table:table-cell>
          <table:table-cell table:style-name="ce4" table:formula="of:=IF([$'Verde Valley Virus'.U11]=0;&quot;&quot;;[$'Verde Valley Virus'.U11])" office:value-type="float" office:value="51" calcext:value-type="float">
            <text:p>51</text:p>
          </table:table-cell>
          <table:table-cell table:style-name="ce4" table:formula="of:=IF([$'Verde Valley Virus'.V11]=0;&quot;&quot;;[$'Verde Valley Virus'.V11])" office:value-type="float" office:value="31" calcext:value-type="float">
            <text:p>31</text:p>
          </table:table-cell>
          <table:table-cell table:style-name="ce4" table:formula="of:=IF([$'Verde Valley Virus'.W11]=0;&quot;&quot;;[$'Verde Valley Virus'.W11])" office:value-type="float" office:value="17" calcext:value-type="float">
            <text:p>17</text:p>
          </table:table-cell>
          <table:table-cell table:style-name="ce4" table:formula="of:=IF([$'Verde Valley Virus'.X11]=0;&quot;&quot;;[$'Verde Valley Virus'.X11])" office:value-type="float" office:value="260" calcext:value-type="float">
            <text:p>260</text:p>
          </table:table-cell>
          <table:table-cell table:style-name="ce4" table:formula="of:=IF([$'Verde Valley Virus'.Y11]=0;&quot;&quot;;[$'Verde Valley Virus'.Y11])" office:value-type="float" office:value="232" calcext:value-type="float">
            <text:p>232</text:p>
          </table:table-cell>
          <table:table-cell table:style-name="ce4" table:formula="of:=IF([$'Verde Valley Virus'.Z11]=0;&quot;&quot;;[$'Verde Valley Virus'.Z11])" office:value-type="float" office:value="17" calcext:value-type="float">
            <text:p>17</text:p>
          </table:table-cell>
          <table:table-cell table:style-name="ce4" table:formula="of:=IF([$'Verde Valley Virus'.AA11]=0;&quot;&quot;;[$'Verde Valley Virus'.AA11])" office:value-type="float" office:value="68" calcext:value-type="float">
            <text:p>68</text:p>
          </table:table-cell>
          <table:table-cell table:style-name="ce4" table:formula="of:=IF([$'Verde Valley Virus'.AB11]=0;&quot;&quot;;[$'Verde Valley Virus'.AB11])" office:value-type="float" office:value="12" calcext:value-type="float">
            <text:p>12</text:p>
          </table:table-cell>
          <table:table-cell table:style-name="ce4" table:formula="of:=IF([$'Verde Valley Virus'.AC11]=0;&quot;&quot;;[$'Verde Valley Virus'.AC11])" office:value-type="float" office:value="1" calcext:value-type="float">
            <text:p>1</text:p>
          </table:table-cell>
          <table:table-cell table:style-name="ce4" table:formula="of:=IF([$'Verde Valley Virus'.AD11]=0;&quot;&quot;;[$'Verde Valley Virus'.AD11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M12]=0;&quot;&quot;;[$'Verde Valley Virus'.M12])" office:value-type="float" office:value="7" calcext:value-type="float">
            <text:p>7</text:p>
          </table:table-cell>
          <table:table-cell table:formula="of:=IF([$'Verde Valley Virus'.N12]=0;&quot;&quot;;[$'Verde Valley Virus'.N12])" office:value-type="float" office:value="15" calcext:value-type="float">
            <text:p>15</text:p>
          </table:table-cell>
          <table:table-cell table:formula="of:=IF([$'Verde Valley Virus'.O12]=0;&quot;&quot;;[$'Verde Valley Virus'.O12])" office:value-type="float" office:value="75" calcext:value-type="float">
            <text:p>75</text:p>
          </table:table-cell>
          <table:table-cell table:formula="of:=IF([$'Verde Valley Virus'.P12]=0;&quot;&quot;;[$'Verde Valley Virus'.P12])" office:value-type="float" office:value="51" calcext:value-type="float">
            <text:p>51</text:p>
          </table:table-cell>
          <table:table-cell table:formula="of:=IF([$'Verde Valley Virus'.Q12]=0;&quot;&quot;;[$'Verde Valley Virus'.Q12])" office:value-type="float" office:value="30" calcext:value-type="float">
            <text:p>30</text:p>
          </table:table-cell>
          <table:table-cell table:style-name="ce4" table:formula="of:=IF([$'Verde Valley Virus'.R12]=0;&quot;&quot;;[$'Verde Valley Virus'.R12])" office:value-type="float" office:value="5" calcext:value-type="float">
            <text:p>5</text:p>
          </table:table-cell>
          <table:table-cell table:formula="of:=IF([$'Verde Valley Virus'.S12]=0;&quot;&quot;;[$'Verde Valley Virus'.S12])" office:value-type="float" office:value="19" calcext:value-type="float">
            <text:p>19</text:p>
          </table:table-cell>
          <table:table-cell table:formula="of:=IF([$'Verde Valley Virus'.T12]=0;&quot;&quot;;[$'Verde Valley Virus'.T12])" office:value-type="float" office:value="165" calcext:value-type="float">
            <text:p>165</text:p>
          </table:table-cell>
          <table:table-cell table:formula="of:=IF([$'Verde Valley Virus'.U12]=0;&quot;&quot;;[$'Verde Valley Virus'.U12])" office:value-type="float" office:value="54" calcext:value-type="float">
            <text:p>54</text:p>
          </table:table-cell>
          <table:table-cell table:formula="of:=IF([$'Verde Valley Virus'.V12]=0;&quot;&quot;;[$'Verde Valley Virus'.V12])" office:value-type="float" office:value="30" calcext:value-type="float">
            <text:p>30</text:p>
          </table:table-cell>
          <table:table-cell table:formula="of:=IF([$'Verde Valley Virus'.W12]=0;&quot;&quot;;[$'Verde Valley Virus'.W12])" office:value-type="float" office:value="19" calcext:value-type="float">
            <text:p>19</text:p>
          </table:table-cell>
          <table:table-cell table:formula="of:=IF([$'Verde Valley Virus'.X12]=0;&quot;&quot;;[$'Verde Valley Virus'.X12])" office:value-type="float" office:value="263" calcext:value-type="float">
            <text:p>263</text:p>
          </table:table-cell>
          <table:table-cell table:formula="of:=IF([$'Verde Valley Virus'.Y12]=0;&quot;&quot;;[$'Verde Valley Virus'.Y12])" office:value-type="float" office:value="233" calcext:value-type="float">
            <text:p>233</text:p>
          </table:table-cell>
          <table:table-cell table:formula="of:=IF([$'Verde Valley Virus'.Z12]=0;&quot;&quot;;[$'Verde Valley Virus'.Z12])" office:value-type="float" office:value="17" calcext:value-type="float">
            <text:p>17</text:p>
          </table:table-cell>
          <table:table-cell table:formula="of:=IF([$'Verde Valley Virus'.AA12]=0;&quot;&quot;;[$'Verde Valley Virus'.AA12])" office:value-type="float" office:value="69" calcext:value-type="float">
            <text:p>69</text:p>
          </table:table-cell>
          <table:table-cell table:formula="of:=IF([$'Verde Valley Virus'.AB12]=0;&quot;&quot;;[$'Verde Valley Virus'.AB12])" office:value-type="float" office:value="14" calcext:value-type="float">
            <text:p>14</text:p>
          </table:table-cell>
          <table:table-cell table:formula="of:=IF([$'Verde Valley Virus'.AC12]=0;&quot;&quot;;[$'Verde Valley Virus'.AC12])" office:value-type="float" office:value="1" calcext:value-type="float">
            <text:p>1</text:p>
          </table:table-cell>
          <table:table-cell table:formula="of:=IF([$'Verde Valley Virus'.AD12]=0;&quot;&quot;;[$'Verde Valley Virus'.AD12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M13]=0;&quot;&quot;;[$'Verde Valley Virus'.M13])" office:value-type="float" office:value="7" calcext:value-type="float">
            <text:p>7</text:p>
          </table:table-cell>
          <table:table-cell table:style-name="ce4" table:formula="of:=IF([$'Verde Valley Virus'.N13]=0;&quot;&quot;;[$'Verde Valley Virus'.N13])" office:value-type="float" office:value="15" calcext:value-type="float">
            <text:p>15</text:p>
          </table:table-cell>
          <table:table-cell table:style-name="ce4" table:formula="of:=IF([$'Verde Valley Virus'.O13]=0;&quot;&quot;;[$'Verde Valley Virus'.O13])" office:value-type="float" office:value="77" calcext:value-type="float">
            <text:p>77</text:p>
          </table:table-cell>
          <table:table-cell table:style-name="ce4" table:formula="of:=IF([$'Verde Valley Virus'.P13]=0;&quot;&quot;;[$'Verde Valley Virus'.P13])" office:value-type="float" office:value="53" calcext:value-type="float">
            <text:p>53</text:p>
          </table:table-cell>
          <table:table-cell table:style-name="ce4" table:formula="of:=IF([$'Verde Valley Virus'.Q13]=0;&quot;&quot;;[$'Verde Valley Virus'.Q13])" office:value-type="float" office:value="33" calcext:value-type="float">
            <text:p>33</text:p>
          </table:table-cell>
          <table:table-cell table:style-name="ce4" table:formula="of:=IF([$'Verde Valley Virus'.R13]=0;&quot;&quot;;[$'Verde Valley Virus'.R13])" office:value-type="float" office:value="7" calcext:value-type="float">
            <text:p>7</text:p>
          </table:table-cell>
          <table:table-cell table:style-name="ce4" table:formula="of:=IF([$'Verde Valley Virus'.S13]=0;&quot;&quot;;[$'Verde Valley Virus'.S13])" office:value-type="float" office:value="19" calcext:value-type="float">
            <text:p>19</text:p>
          </table:table-cell>
          <table:table-cell table:style-name="ce4" table:formula="of:=IF([$'Verde Valley Virus'.T13]=0;&quot;&quot;;[$'Verde Valley Virus'.T13])" office:value-type="float" office:value="169" calcext:value-type="float">
            <text:p>169</text:p>
          </table:table-cell>
          <table:table-cell table:style-name="ce4" table:formula="of:=IF([$'Verde Valley Virus'.U13]=0;&quot;&quot;;[$'Verde Valley Virus'.U13])" office:value-type="float" office:value="58" calcext:value-type="float">
            <text:p>58</text:p>
          </table:table-cell>
          <table:table-cell table:style-name="ce4" table:formula="of:=IF([$'Verde Valley Virus'.V13]=0;&quot;&quot;;[$'Verde Valley Virus'.V13])" office:value-type="float" office:value="31" calcext:value-type="float">
            <text:p>31</text:p>
          </table:table-cell>
          <table:table-cell table:style-name="ce4" table:formula="of:=IF([$'Verde Valley Virus'.W13]=0;&quot;&quot;;[$'Verde Valley Virus'.W13])" office:value-type="float" office:value="24" calcext:value-type="float">
            <text:p>24</text:p>
          </table:table-cell>
          <table:table-cell table:style-name="ce4" table:formula="of:=IF([$'Verde Valley Virus'.X13]=0;&quot;&quot;;[$'Verde Valley Virus'.X13])" office:value-type="float" office:value="272" calcext:value-type="float">
            <text:p>272</text:p>
          </table:table-cell>
          <table:table-cell table:style-name="ce4" table:formula="of:=IF([$'Verde Valley Virus'.Y13]=0;&quot;&quot;;[$'Verde Valley Virus'.Y13])" office:value-type="float" office:value="237" calcext:value-type="float">
            <text:p>237</text:p>
          </table:table-cell>
          <table:table-cell table:style-name="ce4" table:formula="of:=IF([$'Verde Valley Virus'.Z13]=0;&quot;&quot;;[$'Verde Valley Virus'.Z13])" office:value-type="float" office:value="18" calcext:value-type="float">
            <text:p>18</text:p>
          </table:table-cell>
          <table:table-cell table:style-name="ce4" table:formula="of:=IF([$'Verde Valley Virus'.AA13]=0;&quot;&quot;;[$'Verde Valley Virus'.AA13])" office:value-type="float" office:value="72" calcext:value-type="float">
            <text:p>72</text:p>
          </table:table-cell>
          <table:table-cell table:style-name="ce4" table:formula="of:=IF([$'Verde Valley Virus'.AB13]=0;&quot;&quot;;[$'Verde Valley Virus'.AB13])" office:value-type="float" office:value="14" calcext:value-type="float">
            <text:p>14</text:p>
          </table:table-cell>
          <table:table-cell table:style-name="ce4" table:formula="of:=IF([$'Verde Valley Virus'.AC13]=0;&quot;&quot;;[$'Verde Valley Virus'.AC13])" office:value-type="float" office:value="1" calcext:value-type="float">
            <text:p>1</text:p>
          </table:table-cell>
          <table:table-cell table:style-name="ce4" table:formula="of:=IF([$'Verde Valley Virus'.AD13]=0;&quot;&quot;;[$'Verde Valley Virus'.AD13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M14]=0;&quot;&quot;;[$'Verde Valley Virus'.M14])">
            <text:p/>
          </table:table-cell>
          <table:table-cell table:formula="of:=IF([$'Verde Valley Virus'.N14]=0;&quot;&quot;;[$'Verde Valley Virus'.N14])">
            <text:p/>
          </table:table-cell>
          <table:table-cell table:formula="of:=IF([$'Verde Valley Virus'.O14]=0;&quot;&quot;;[$'Verde Valley Virus'.O14])">
            <text:p/>
          </table:table-cell>
          <table:table-cell table:formula="of:=IF([$'Verde Valley Virus'.P14]=0;&quot;&quot;;[$'Verde Valley Virus'.P14])">
            <text:p/>
          </table:table-cell>
          <table:table-cell table:formula="of:=IF([$'Verde Valley Virus'.Q14]=0;&quot;&quot;;[$'Verde Valley Virus'.Q14])">
            <text:p/>
          </table:table-cell>
          <table:table-cell table:style-name="ce4" table:formula="of:=IF([$'Verde Valley Virus'.R14]=0;&quot;&quot;;[$'Verde Valley Virus'.R14])">
            <text:p/>
          </table:table-cell>
          <table:table-cell table:formula="of:=IF([$'Verde Valley Virus'.S14]=0;&quot;&quot;;[$'Verde Valley Virus'.S14])">
            <text:p/>
          </table:table-cell>
          <table:table-cell table:formula="of:=IF([$'Verde Valley Virus'.T14]=0;&quot;&quot;;[$'Verde Valley Virus'.T14])">
            <text:p/>
          </table:table-cell>
          <table:table-cell table:formula="of:=IF([$'Verde Valley Virus'.U14]=0;&quot;&quot;;[$'Verde Valley Virus'.U14])">
            <text:p/>
          </table:table-cell>
          <table:table-cell table:formula="of:=IF([$'Verde Valley Virus'.V14]=0;&quot;&quot;;[$'Verde Valley Virus'.V14])">
            <text:p/>
          </table:table-cell>
          <table:table-cell table:formula="of:=IF([$'Verde Valley Virus'.W14]=0;&quot;&quot;;[$'Verde Valley Virus'.W14])">
            <text:p/>
          </table:table-cell>
          <table:table-cell table:formula="of:=IF([$'Verde Valley Virus'.X14]=0;&quot;&quot;;[$'Verde Valley Virus'.X14])">
            <text:p/>
          </table:table-cell>
          <table:table-cell table:formula="of:=IF([$'Verde Valley Virus'.Y14]=0;&quot;&quot;;[$'Verde Valley Virus'.Y14])">
            <text:p/>
          </table:table-cell>
          <table:table-cell table:formula="of:=IF([$'Verde Valley Virus'.Z14]=0;&quot;&quot;;[$'Verde Valley Virus'.Z14])">
            <text:p/>
          </table:table-cell>
          <table:table-cell table:formula="of:=IF([$'Verde Valley Virus'.AA14]=0;&quot;&quot;;[$'Verde Valley Virus'.AA14])">
            <text:p/>
          </table:table-cell>
          <table:table-cell table:formula="of:=IF([$'Verde Valley Virus'.AB14]=0;&quot;&quot;;[$'Verde Valley Virus'.AB14])">
            <text:p/>
          </table:table-cell>
          <table:table-cell table:formula="of:=IF([$'Verde Valley Virus'.AC14]=0;&quot;&quot;;[$'Verde Valley Virus'.AC14])">
            <text:p/>
          </table:table-cell>
          <table:table-cell table:formula="of:=IF([$'Verde Valley Virus'.AD14]=0;&quot;&quot;;[$'Verde Valley Virus'.AD1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>
            <text:p/>
          </table:table-cell>
          <table:table-cell table:formula="of:=IF([$'Verde Valley Virus'.O15]=0;&quot;&quot;;[$'Verde Valley Virus'.O15])">
            <text:p/>
          </table:table-cell>
          <table:table-cell table:formula="of:=IF([$'Verde Valley Virus'.P15]=0;&quot;&quot;;[$'Verde Valley Virus'.P15])">
            <text:p/>
          </table:table-cell>
          <table:table-cell table:formula="of:=IF([$'Verde Valley Virus'.Q15]=0;&quot;&quot;;[$'Verde Valley Virus'.Q15])">
            <text:p/>
          </table:table-cell>
          <table:table-cell table:style-name="ce4" table:formula="of:=IF([$'Verde Valley Virus'.R15]=0;&quot;&quot;;[$'Verde Valley Virus'.R15])">
            <text:p/>
          </table:table-cell>
          <table:table-cell table:formula="of:=IF([$'Verde Valley Virus'.S15]=0;&quot;&quot;;[$'Verde Valley Virus'.S15])">
            <text:p/>
          </table:table-cell>
          <table:table-cell table:formula="of:=IF([$'Verde Valley Virus'.T15]=0;&quot;&quot;;[$'Verde Valley Virus'.T15])">
            <text:p/>
          </table:table-cell>
          <table:table-cell table:formula="of:=IF([$'Verde Valley Virus'.U15]=0;&quot;&quot;;[$'Verde Valley Virus'.U15])">
            <text:p/>
          </table:table-cell>
          <table:table-cell table:formula="of:=IF([$'Verde Valley Virus'.V15]=0;&quot;&quot;;[$'Verde Valley Virus'.V15])">
            <text:p/>
          </table:table-cell>
          <table:table-cell table:formula="of:=IF([$'Verde Valley Virus'.W15]=0;&quot;&quot;;[$'Verde Valley Virus'.W15])">
            <text:p/>
          </table:table-cell>
          <table:table-cell table:formula="of:=IF([$'Verde Valley Virus'.X15]=0;&quot;&quot;;[$'Verde Valley Virus'.X15])">
            <text:p/>
          </table:table-cell>
          <table:table-cell table:formula="of:=IF([$'Verde Valley Virus'.Y15]=0;&quot;&quot;;[$'Verde Valley Virus'.Y15])">
            <text:p/>
          </table:table-cell>
          <table:table-cell table:formula="of:=IF([$'Verde Valley Virus'.Z15]=0;&quot;&quot;;[$'Verde Valley Virus'.Z15])">
            <text:p/>
          </table:table-cell>
          <table:table-cell table:formula="of:=IF([$'Verde Valley Virus'.AA15]=0;&quot;&quot;;[$'Verde Valley Virus'.AA15])">
            <text:p/>
          </table:table-cell>
          <table:table-cell table:formula="of:=IF([$'Verde Valley Virus'.AB15]=0;&quot;&quot;;[$'Verde Valley Virus'.AB15])">
            <text:p/>
          </table:table-cell>
          <table:table-cell table:formula="of:=IF([$'Verde Valley Virus'.AC15]=0;&quot;&quot;;[$'Verde Valley Virus'.AC15])">
            <text:p/>
          </table:table-cell>
          <table:table-cell table:formula="of:=IF([$'Verde Valley Virus'.AD15]=0;&quot;&quot;;[$'Verde Valley Virus'.AD1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M16]=0;&quot;&quot;;[$'Verde Valley Virus'.M16])">
            <text:p/>
          </table:table-cell>
          <table:table-cell table:formula="of:=IF([$'Verde Valley Virus'.N16]=0;&quot;&quot;;[$'Verde Valley Virus'.N16])">
            <text:p/>
          </table:table-cell>
          <table:table-cell table:formula="of:=IF([$'Verde Valley Virus'.O16]=0;&quot;&quot;;[$'Verde Valley Virus'.O16])">
            <text:p/>
          </table:table-cell>
          <table:table-cell table:formula="of:=IF([$'Verde Valley Virus'.P16]=0;&quot;&quot;;[$'Verde Valley Virus'.P16])">
            <text:p/>
          </table:table-cell>
          <table:table-cell table:formula="of:=IF([$'Verde Valley Virus'.Q16]=0;&quot;&quot;;[$'Verde Valley Virus'.Q16])">
            <text:p/>
          </table:table-cell>
          <table:table-cell table:style-name="ce4" table:formula="of:=IF([$'Verde Valley Virus'.R16]=0;&quot;&quot;;[$'Verde Valley Virus'.R16])">
            <text:p/>
          </table:table-cell>
          <table:table-cell table:formula="of:=IF([$'Verde Valley Virus'.S16]=0;&quot;&quot;;[$'Verde Valley Virus'.S16])">
            <text:p/>
          </table:table-cell>
          <table:table-cell table:formula="of:=IF([$'Verde Valley Virus'.T16]=0;&quot;&quot;;[$'Verde Valley Virus'.T16])">
            <text:p/>
          </table:table-cell>
          <table:table-cell table:formula="of:=IF([$'Verde Valley Virus'.U16]=0;&quot;&quot;;[$'Verde Valley Virus'.U16])">
            <text:p/>
          </table:table-cell>
          <table:table-cell table:formula="of:=IF([$'Verde Valley Virus'.V16]=0;&quot;&quot;;[$'Verde Valley Virus'.V16])">
            <text:p/>
          </table:table-cell>
          <table:table-cell table:formula="of:=IF([$'Verde Valley Virus'.W16]=0;&quot;&quot;;[$'Verde Valley Virus'.W16])">
            <text:p/>
          </table:table-cell>
          <table:table-cell table:formula="of:=IF([$'Verde Valley Virus'.X16]=0;&quot;&quot;;[$'Verde Valley Virus'.X16])">
            <text:p/>
          </table:table-cell>
          <table:table-cell table:formula="of:=IF([$'Verde Valley Virus'.Y16]=0;&quot;&quot;;[$'Verde Valley Virus'.Y16])">
            <text:p/>
          </table:table-cell>
          <table:table-cell table:formula="of:=IF([$'Verde Valley Virus'.Z16]=0;&quot;&quot;;[$'Verde Valley Virus'.Z16])">
            <text:p/>
          </table:table-cell>
          <table:table-cell table:formula="of:=IF([$'Verde Valley Virus'.AA16]=0;&quot;&quot;;[$'Verde Valley Virus'.AA16])">
            <text:p/>
          </table:table-cell>
          <table:table-cell table:formula="of:=IF([$'Verde Valley Virus'.AB16]=0;&quot;&quot;;[$'Verde Valley Virus'.AB16])">
            <text:p/>
          </table:table-cell>
          <table:table-cell table:formula="of:=IF([$'Verde Valley Virus'.AC16]=0;&quot;&quot;;[$'Verde Valley Virus'.AC16])">
            <text:p/>
          </table:table-cell>
          <table:table-cell table:formula="of:=IF([$'Verde Valley Virus'.AD16]=0;&quot;&quot;;[$'Verde Valley Virus'.AD1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M17]=0;&quot;&quot;;[$'Verde Valley Virus'.M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style-name="ce4" table:formula="of:=IF([$'Verde Valley Virus'.R17]=0;&quot;&quot;;[$'Verde Valley Virus'.R17])">
            <text:p/>
          </table:table-cell>
          <table:table-cell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formula="of:=IF([$'Verde Valley Virus'.AD17]=0;&quot;&quot;;[$'Verde Valley Virus'.AD1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M18]=0;&quot;&quot;;[$'Verde Valley Virus'.M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style-name="ce4" table:formula="of:=IF([$'Verde Valley Virus'.R18]=0;&quot;&quot;;[$'Verde Valley Virus'.R18])">
            <text:p/>
          </table:table-cell>
          <table:table-cell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formula="of:=IF([$'Verde Valley Virus'.AD18]=0;&quot;&quot;;[$'Verde Valley Virus'.AD1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style-name="ce4" table:formula="of:=IF([$'Verde Valley Virus'.R19]=0;&quot;&quot;;[$'Verde Valley Virus'.R19])">
            <text:p/>
          </table:table-cell>
          <table:table-cell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style-name="ce4" table:formula="of:=IF([$'Verde Valley Virus'.R20]=0;&quot;&quot;;[$'Verde Valley Virus'.R20])">
            <text:p/>
          </table:table-cell>
          <table:table-cell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style-name="ce4" table:formula="of:=IF([$'Verde Valley Virus'.R21]=0;&quot;&quot;;[$'Verde Valley Virus'.R21])">
            <text:p/>
          </table:table-cell>
          <table:table-cell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style-name="ce4" table:formula="of:=IF([$'Verde Valley Virus'.R22]=0;&quot;&quot;;[$'Verde Valley Virus'.R22])">
            <text:p/>
          </table:table-cell>
          <table:table-cell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style-name="ce4" table:formula="of:=IF([$'Verde Valley Virus'.R23]=0;&quot;&quot;;[$'Verde Valley Virus'.R23])">
            <text:p/>
          </table:table-cell>
          <table:table-cell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style-name="ce4" table:formula="of:=IF([$'Verde Valley Virus'.R24]=0;&quot;&quot;;[$'Verde Valley Virus'.R24])">
            <text:p/>
          </table:table-cell>
          <table:table-cell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style-name="ce4" table:formula="of:=IF([$'Verde Valley Virus'.R25]=0;&quot;&quot;;[$'Verde Valley Virus'.R25])">
            <text:p/>
          </table:table-cell>
          <table:table-cell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style-name="ce4" table:formula="of:=IF([$'Verde Valley Virus'.R26]=0;&quot;&quot;;[$'Verde Valley Virus'.R26])">
            <text:p/>
          </table:table-cell>
          <table:table-cell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style-name="ce4" table:formula="of:=IF([$'Verde Valley Virus'.R27]=0;&quot;&quot;;[$'Verde Valley Virus'.R27])">
            <text:p/>
          </table:table-cell>
          <table:table-cell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style-name="ce4" table:formula="of:=IF([$'Verde Valley Virus'.R28]=0;&quot;&quot;;[$'Verde Valley Virus'.R28])">
            <text:p/>
          </table:table-cell>
          <table:table-cell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style-name="ce4" table:formula="of:=IF([$'Verde Valley Virus'.R29]=0;&quot;&quot;;[$'Verde Valley Virus'.R29])">
            <text:p/>
          </table:table-cell>
          <table:table-cell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style-name="ce4" table:formula="of:=IF([$'Verde Valley Virus'.R30]=0;&quot;&quot;;[$'Verde Valley Virus'.R30])">
            <text:p/>
          </table:table-cell>
          <table:table-cell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style-name="ce4" table:formula="of:=IF([$'Verde Valley Virus'.R31]=0;&quot;&quot;;[$'Verde Valley Virus'.R31])">
            <text:p/>
          </table:table-cell>
          <table:table-cell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style-name="ce4" table:formula="of:=IF([$'Verde Valley Virus'.R32]=0;&quot;&quot;;[$'Verde Valley Virus'.R32])">
            <text:p/>
          </table:table-cell>
          <table:table-cell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style-name="ce4" table:formula="of:=IF([$'Verde Valley Virus'.R33]=0;&quot;&quot;;[$'Verde Valley Virus'.R33])">
            <text:p/>
          </table:table-cell>
          <table:table-cell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style-name="ce4" table:formula="of:=IF([$'Verde Valley Virus'.R34]=0;&quot;&quot;;[$'Verde Valley Virus'.R34])">
            <text:p/>
          </table:table-cell>
          <table:table-cell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style-name="ce4" table:formula="of:=IF([$'Verde Valley Virus'.R35]=0;&quot;&quot;;[$'Verde Valley Virus'.R35])">
            <text:p/>
          </table:table-cell>
          <table:table-cell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style-name="ce4" table:formula="of:=IF([$'Verde Valley Virus'.R36]=0;&quot;&quot;;[$'Verde Valley Virus'.R36])">
            <text:p/>
          </table:table-cell>
          <table:table-cell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style-name="ce4" table:formula="of:=IF([$'Verde Valley Virus'.R37]=0;&quot;&quot;;[$'Verde Valley Virus'.R37])">
            <text:p/>
          </table:table-cell>
          <table:table-cell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style-name="ce4" table:formula="of:=IF([$'Verde Valley Virus'.R38]=0;&quot;&quot;;[$'Verde Valley Virus'.R38])">
            <text:p/>
          </table:table-cell>
          <table:table-cell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style-name="ce4" table:formula="of:=IF([$'Verde Valley Virus'.R39]=0;&quot;&quot;;[$'Verde Valley Virus'.R39])">
            <text:p/>
          </table:table-cell>
          <table:table-cell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style-name="ce4" table:formula="of:=IF([$'Verde Valley Virus'.R40]=0;&quot;&quot;;[$'Verde Valley Virus'.R40])">
            <text:p/>
          </table:table-cell>
          <table:table-cell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style-name="ce4" table:formula="of:=IF([$'Verde Valley Virus'.R41]=0;&quot;&quot;;[$'Verde Valley Virus'.R41])">
            <text:p/>
          </table:table-cell>
          <table:table-cell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style-name="ce4" table:formula="of:=IF([$'Verde Valley Virus'.R42]=0;&quot;&quot;;[$'Verde Valley Virus'.R42])">
            <text:p/>
          </table:table-cell>
          <table:table-cell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style-name="ce4" table:formula="of:=IF([$'Verde Valley Virus'.R43]=0;&quot;&quot;;[$'Verde Valley Virus'.R43])">
            <text:p/>
          </table:table-cell>
          <table:table-cell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style-name="ce4" table:formula="of:=IF([$'Verde Valley Virus'.R44]=0;&quot;&quot;;[$'Verde Valley Virus'.R44])">
            <text:p/>
          </table:table-cell>
          <table:table-cell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style-name="ce4" table:formula="of:=IF([$'Verde Valley Virus'.R45]=0;&quot;&quot;;[$'Verde Valley Virus'.R45])">
            <text:p/>
          </table:table-cell>
          <table:table-cell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style-name="ce4" table:formula="of:=IF([$'Verde Valley Virus'.R46]=0;&quot;&quot;;[$'Verde Valley Virus'.R46])">
            <text:p/>
          </table:table-cell>
          <table:table-cell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style-name="ce4" table:formula="of:=IF([$'Verde Valley Virus'.R47]=0;&quot;&quot;;[$'Verde Valley Virus'.R47])">
            <text:p/>
          </table:table-cell>
          <table:table-cell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style-name="ce4" table:formula="of:=IF([$'Verde Valley Virus'.R48]=0;&quot;&quot;;[$'Verde Valley Virus'.R48])">
            <text:p/>
          </table:table-cell>
          <table:table-cell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style-name="ce4" table:formula="of:=IF([$'Verde Valley Virus'.R49]=0;&quot;&quot;;[$'Verde Valley Virus'.R49])">
            <text:p/>
          </table:table-cell>
          <table:table-cell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style-name="ce4" table:formula="of:=IF([$'Verde Valley Virus'.R50]=0;&quot;&quot;;[$'Verde Valley Virus'.R50])">
            <text:p/>
          </table:table-cell>
          <table:table-cell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number-columns-repeated="100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9:23:01.750443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6T09:27:37.135750239</dc:date>
    <meta:editing-duration>PT1H10M56S</meta:editing-duration>
    <meta:editing-cycles>36</meta:editing-cycles>
    <meta:generator>LibreOffice/6.0.7.3$Linux_X86_64 LibreOffice_project/00m0$Build-3</meta:generator>
    <meta:document-statistic meta:table-count="4" meta:cell-count="1966" meta:object-count="0"/>
  </office:meta>
</office:document-meta>
</file>